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53cm" fo:margin-left="0.06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4.253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c254d2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7b3d00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#ee82ee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4" style:family="paragraph" style:parent-style-name="Standard">
      <style:text-properties style:font-name="Comic Sans MS" style:text-underline-style="none" fo:font-weight="normal" officeooo:rsid="00202a1e" officeooo:paragraph-rsid="00202a1e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49eae" officeooo:paragraph-rsid="00249eae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34b1" officeooo:paragraph-rsid="002534b1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8" style:family="paragraph" style:parent-style-name="Standard"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style:text-underline-style="none" fo:font-weight="normal" officeooo:rsid="0025a21d" officeooo:paragraph-rsid="0027295d" fo:background-color="transparent" style:font-weight-asian="normal" style:font-weight-complex="normal"/>
    </style:style>
    <style:style style:name="P10" style:family="paragraph" style:parent-style-name="Standard"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2" style:family="paragraph" style:parent-style-name="Standard">
      <style:text-properties style:font-name="Comic Sans MS" style:text-underline-style="none" fo:font-weight="normal" officeooo:rsid="0027d409" officeooo:paragraph-rsid="0027d409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style:text-underline-style="none" fo:font-weight="bold" officeooo:rsid="00249eae" officeooo:paragraph-rsid="00249eae" fo:background-color="transparen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202a1e" officeooo:paragraph-rsid="00202a1e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style:text-properties fo:color="#d4d4d4" style:font-name="Droid Sans Mono" fo:font-size="10.5pt" style:text-underline-style="none" fo:font-weight="normal" officeooo:rsid="00202a1e" officeooo:paragraph-rsid="00202a1e" fo:background-color="#1e1e1e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808080"/>
    </style:style>
    <style:style style:name="P21" style:family="paragraph" style:parent-style-name="Standard">
      <style:text-properties style:font-name="Droid Sans Mono" style:text-underline-style="none" fo:font-weight="normal" officeooo:rsid="0027d409" officeooo:paragraph-rsid="0027d409" fo:background-color="#1e1e1e" style:font-weight-asian="normal" style:font-weight-complex="normal"/>
    </style:style>
    <style:style style:name="P22" style:family="paragraph" style:parent-style-name="Table_20_Contents">
      <style:text-properties style:font-name="Comic Sans MS"/>
    </style:style>
    <style:style style:name="P23" style:family="paragraph" style:parent-style-name="Table_20_Contents">
      <style:paragraph-properties fo:text-align="center" style:justify-single-word="false"/>
      <style:text-properties style:font-name="Comic Sans MS" fo:font-weight="bold" officeooo:rsid="001e4f46" officeooo:paragraph-rsid="001e4f4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omic Sans MS" fo:font-weight="bold" officeooo:rsid="001e4f46" officeooo:paragraph-rsid="001e4f46" style:font-weight-asian="bold" style:font-weight-complex="bold"/>
    </style:style>
    <style:style style:name="P2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2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d14c6" fo:background-color="#ff8000" style:font-weight-asian="bold" style:font-weight-complex="bold"/>
    </style:style>
    <style:style style:name="P28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47c22" officeooo:paragraph-rsid="00247c22" fo:background-color="#ff8000" style:font-weight-asian="bold" style:font-weight-complex="bold"/>
    </style:style>
    <style:style style:name="P29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30" style:family="paragraph" style:parent-style-name="Standard" style:list-style-name="L2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1" style:family="paragraph" style:parent-style-name="Standard">
      <style:text-properties style:font-name="Comic Sans MS" style:text-underline-style="none" fo:font-weight="normal" officeooo:rsid="00267ae8" officeooo:paragraph-rsid="00267ae8" fo:background-color="transparent" style:font-weight-asian="normal" style:font-weight-complex="normal"/>
    </style:style>
    <style:style style:name="P32" style:family="paragraph" style:parent-style-name="Standard"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33" style:family="paragraph" style:parent-style-name="Standard"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0.4cm" fo:margin-right="0cm" fo:text-indent="0.3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36" style:family="paragraph" style:parent-style-name="Standard" style:list-style-name="L1">
      <loext:graphic-properties draw:fill="none"/>
      <style:paragraph-properties fo:margin-left="0.4cm" fo:margin-right="0cm" fo:text-indent="0.3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37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6ab3" officeooo:paragraph-rsid="002d6ab3" fo:background-color="transparent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f02f7" officeooo:paragraph-rsid="002f02f7" fo:background-color="transparent" style:font-weight-asian="normal" style:font-weight-complex="normal"/>
    </style:style>
    <style:style style:name="T1" style:family="text">
      <style:text-properties officeooo:rsid="00621612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9cdcfe" fo:font-size="10.5pt"/>
    </style:style>
    <style:style style:name="T6" style:family="text">
      <style:text-properties fo:color="#ce9178"/>
    </style:style>
    <style:style style:name="T7" style:family="text">
      <style:text-properties fo:color="#ce9178" fo:font-size="10.5pt"/>
    </style:style>
    <style:style style:name="T8" style:family="text">
      <style:text-properties officeooo:rsid="0022b87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5a21d"/>
    </style:style>
    <style:style style:name="T11" style:family="text">
      <style:text-properties officeooo:rsid="00267ae8"/>
    </style:style>
    <style:style style:name="T12" style:family="text">
      <style:text-properties officeooo:rsid="0027d409"/>
    </style:style>
    <style:style style:name="T13" style:family="text">
      <style:text-properties fo:color="#d4d4d4" fo:font-size="10.5pt"/>
    </style:style>
    <style:style style:name="T14" style:family="text">
      <style:text-properties fo:color="#dcdcaa" fo:font-size="10.5pt"/>
    </style:style>
    <style:style style:name="T15" style:family="text">
      <style:text-properties officeooo:rsid="002d6a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em vídeo</text:p>
      <text:p text:style-name="P1">HTML5 e CSS3 – <text:span text:style-name="T1">módulo 02</text:span></text:p>
      <text:list xml:id="list1071578334" text:style-name="L1">
        <text:list-item>
          <text:p text:style-name="P26">Capítulo 13 Aula 00 – O que vamos aprender no módulo 02?</text:p>
        </text:list-item>
      </text:list>
      <text:p text:style-name="P2"/>
      <text:list xml:id="list917087041" text:style-name="L2">
        <text:list-item>
          <text:p text:style-name="P30">Cores → psicologia das cores, cores primárias, secundárias, terciárias;</text:p>
        </text:list-item>
        <text:list-item>
          <text:p text:style-name="P30">Tipografia → Anatomia do tipo, família tipográfica, alinhamento de parágrafo, tipos de alinhamento.</text:p>
        </text:list-item>
        <text:list-item>
          <text:p text:style-name="P30">Aprofundamento do CSS, o que são classes, pseudoclasse, pseudo-elementos, variáveis em CSS;</text:p>
        </text:list-item>
        <text:list-item>
          <text:p text:style-name="P30">Modelo de caixas → bordas, arredondamento de vértice, aplicação de sombras, cores em degradê;</text:p>
        </text:list-item>
        <text:list-item>
          <text:p text:style-name="P30">Projeto final</text:p>
        </text:list-item>
      </text:list>
      <text:p text:style-name="P2"/>
      <text:list xml:id="list75346803696198" text:continue-list="list1071578334" text:style-name="L1">
        <text:list-item>
          <text:p text:style-name="P27">Capítulo 13 Aula 01 – Psicologia das Cores</text:p>
        </text:list-item>
      </text:list>
      <text:p text:style-name="P3"/>
      <text:p text:style-name="P14">Tabela de representação de cores – pdf pág. 4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24">Cor</text:p>
          </table:table-cell>
          <table:table-cell table:style-name="Tabela1.A1" office:value-type="string">
            <text:p text:style-name="P24">Associada a</text:p>
          </table:table-cell>
          <table:table-cell table:style-name="Tabela1.A1" office:value-type="string">
            <text:p text:style-name="P24">Usar em</text:p>
          </table:table-cell>
          <table:table-cell table:style-name="Tabela1.D1" office:value-type="string">
            <text:p text:style-name="P24">Evitar</text:p>
          </table:table-cell>
        </table:table-row>
        <table:table-row>
          <table:table-cell table:style-name="Tabela1.A2" office:value-type="string">
            <text:p text:style-name="P24">Vermelho</text:p>
          </table:table-cell>
          <table:table-cell table:style-name="Tabela1.B2" office:value-type="string">
            <text:p text:style-name="P22">amor, emoção, energia, raiva, perigo</text:p>
          </table:table-cell>
          <table:table-cell table:style-name="Tabela1.C12" office:value-type="string">
            <text:p text:style-name="P22">comida, moda, entretenimento, serviços de emergência e saúde</text:p>
          </table:table-cell>
          <table:table-cell table:style-name="Tabela1.D2" office:value-type="string">
            <text:p text:style-name="P22">luxo, natureza, serviços em geral</text:p>
          </table:table-cell>
        </table:table-row>
        <table:table-row>
          <table:table-cell table:style-name="Tabela1.A3" office:value-type="string">
            <text:p text:style-name="P25">Amarelo</text:p>
          </table:table-cell>
          <table:table-cell table:style-name="Tabela1.B3" office:value-type="string">
            <text:p text:style-name="P22">felicidade, alegria, otimismo, covardia</text:p>
          </table:table-cell>
          <table:table-cell table:style-name="Tabela1.C12" office:value-type="string">
            <text:p text:style-name="P22">dar luz, dar calma e felicidade, chamar atenção</text:p>
          </table:table-cell>
          <table:table-cell table:style-name="Tabela1.D3" office:value-type="string">
            <text:p text:style-name="P22">pode indicar que algo é barato ou spam</text:p>
          </table:table-cell>
        </table:table-row>
        <table:table-row>
          <table:table-cell table:style-name="Tabela1.A4" office:value-type="string">
            <text:p text:style-name="P24">Laranja</text:p>
          </table:table-cell>
          <table:table-cell table:style-name="Tabela1.B4" office:value-type="string">
            <text:p text:style-name="P22">divertimento, ambição, calor, cautela</text:p>
          </table:table-cell>
          <table:table-cell table:style-name="Tabela1.C12" office:value-type="string">
            <text:p text:style-name="P22">comércio eletrônico, entretenimento, call-to-action</text:p>
          </table:table-cell>
          <table:table-cell table:style-name="Tabela1.D4" office:value-type="string">
            <text:p text:style-name="P22">pode se tornar cansativo se muito explorado</text:p>
          </table:table-cell>
        </table:table-row>
        <table:table-row>
          <table:table-cell table:style-name="Tabela1.A5" office:value-type="string">
            <text:p text:style-name="P25">Verde</text:p>
          </table:table-cell>
          <table:table-cell table:style-name="Tabela1.B5" office:value-type="string">
            <text:p text:style-name="P22">saúde, natureza, dinheiro, sorte, inveja</text:p>
          </table:table-cell>
          <table:table-cell table:style-name="Tabela1.C12" office:value-type="string">
            <text:p text:style-name="P22">Relaxamento, turismo, nanceiros, meio ambiente</text:p>
          </table:table-cell>
          <table:table-cell table:style-name="Tabela1.D5" office:value-type="string">
            <text:p text:style-name="P22">luxo, tecnologia, meninas adolescentes</text:p>
          </table:table-cell>
        </table:table-row>
        <table:table-row>
          <table:table-cell table:style-name="Tabela1.A6" office:value-type="string">
            <text:p text:style-name="P25">Azul</text:p>
          </table:table-cell>
          <table:table-cell table:style-name="Tabela1.B6" office:value-type="string">
            <text:p text:style-name="P22">competência, sabedoria, calma, frio</text:p>
          </table:table-cell>
          <table:table-cell table:style-name="Tabela1.C12" office:value-type="string">
            <text:p text:style-name="P22">tecnologia, medicina, ciências, governo</text:p>
          </table:table-cell>
          <table:table-cell table:style-name="Tabela1.D6" office:value-type="string">
            <text:p text:style-name="P22">comida (reduz apetite)</text:p>
          </table:table-cell>
        </table:table-row>
        <table:table-row>
          <table:table-cell table:style-name="Tabela1.A7" office:value-type="string">
            <text:p text:style-name="P24">Roxo</text:p>
          </table:table-cell>
          <table:table-cell table:style-name="Tabela1.B7" office:value-type="string">
            <text:p text:style-name="P22">criatividade, poder, sabedoria, mistério</text:p>
          </table:table-cell>
          <table:table-cell table:style-name="Tabela1.C12" office:value-type="string">
            <text:p text:style-name="P22">produtos de beleza, astrologia, ioga, espiritualidade, adolescente</text:p>
          </table:table-cell>
          <table:table-cell table:style-name="Tabela1.D7" office:value-type="string">
            <text:p text:style-name="P22">não prende muito a atenção, indiferente</text:p>
          </table:table-cell>
        </table:table-row>
        <table:table-row>
          <table:table-cell table:style-name="Tabela1.A8" office:value-type="string">
            <text:p text:style-name="P24">Marron</text:p>
          </table:table-cell>
          <table:table-cell table:style-name="Tabela1.B8" office:value-type="string">
            <text:p text:style-name="P22">terra, robustez, estabilidade, amizade</text:p>
          </table:table-cell>
          <table:table-cell table:style-name="Tabela1.C12" office:value-type="string">
            <text:p text:style-name="P22">Alimentação, imobiliária, animais, <text:span text:style-name="T8">fi</text:span>nanças</text:p>
          </table:table-cell>
          <table:table-cell table:style-name="Tabela1.D8" office:value-type="string">
            <text:p text:style-name="P22">cor considerada conservadora</text:p>
          </table:table-cell>
        </table:table-row>
        <text:soft-page-break/>
        <table:table-row>
          <table:table-cell table:style-name="Tabela1.A9" office:value-type="string">
            <text:p text:style-name="P23">Preto</text:p>
          </table:table-cell>
          <table:table-cell table:style-name="Tabela1.B9" office:value-type="string">
            <text:p text:style-name="P22">elegância, autoridade, mistério, morte</text:p>
          </table:table-cell>
          <table:table-cell table:style-name="Tabela1.C12" office:value-type="string">
            <text:p text:style-name="P22">luxo, moda, marketing, cosméticos</text:p>
          </table:table-cell>
          <table:table-cell table:style-name="Tabela1.D9" office:value-type="string">
            <text:p text:style-name="P22">desconforto e medo</text:p>
          </table:table-cell>
        </table:table-row>
        <table:table-row>
          <table:table-cell table:style-name="Tabela1.A10" office:value-type="string">
            <text:p text:style-name="P23">Branco</text:p>
          </table:table-cell>
          <table:table-cell table:style-name="Tabela1.B10" office:value-type="string">
            <text:p text:style-name="P22">pureza, limpeza, felicidade, segurança</text:p>
          </table:table-cell>
          <table:table-cell table:style-name="Tabela1.C12" office:value-type="string">
            <text:p text:style-name="P22">medicina, saúde, tecnologia, luxo (com preto, ouro, cinza)</text:p>
          </table:table-cell>
          <table:table-cell table:style-name="Tabela1.D10" office:value-type="string">
            <text:p text:style-name="P22">não chama atenção, deve ser combinado</text:p>
          </table:table-cell>
        </table:table-row>
        <table:table-row>
          <table:table-cell table:style-name="Tabela1.A11" office:value-type="string">
            <text:p text:style-name="P23">Cinza</text:p>
          </table:table-cell>
          <table:table-cell table:style-name="Tabela1.B11" office:value-type="string">
            <text:p text:style-name="P22">formalidade, so sticação, frieza, indiferença</text:p>
          </table:table-cell>
          <table:table-cell table:style-name="Tabela1.C12" office:value-type="string">
            <text:p text:style-name="P22">bens de luxo, efeito calmante</text:p>
          </table:table-cell>
          <table:table-cell table:style-name="Tabela1.D11" office:value-type="string">
            <text:p text:style-name="P22">dá a sensação de frieza</text:p>
          </table:table-cell>
        </table:table-row>
        <table:table-row>
          <table:table-cell table:style-name="Tabela1.A12" office:value-type="string">
            <text:p text:style-name="P23">Rosa</text:p>
          </table:table-cell>
          <table:table-cell table:style-name="Tabela1.B12" office:value-type="string">
            <text:p text:style-name="P22">amor, romance, sinceridade, cuidados</text:p>
          </table:table-cell>
          <table:table-cell table:style-name="Tabela1.C12" office:value-type="string">
            <text:p text:style-name="P22">produtos femininos e cosméticos</text:p>
          </table:table-cell>
          <table:table-cell table:style-name="Tabela1.D12" office:value-type="string">
            <text:p text:style-name="P22">pode tornar muito sentimental e doce</text:p>
          </table:table-cell>
        </table:table-row>
      </table:table>
      <text:p text:style-name="P3"/>
      <text:p text:style-name="P3"/>
      <text:list xml:id="list75345634882242" text:continue-numbering="true" text:style-name="L1">
        <text:list-item>
          <text:p text:style-name="P28">Capítulo 13 Aula 02 – Representando Cores com CSS3</text:p>
        </text:list-item>
      </text:list>
      <text:p text:style-name="P4"/>
      <text:p text:style-name="P16"><text:span text:style-name="T2">&lt;</text:span><text:span text:style-name="T3">body</text:span><text:span text:style-name="T2">&gt;</text:span></text:p>
      <text:p text:style-name="P17">&lt;!-- Representação por nomes --&gt;</text:p>
      <text:p text:style-name="P15"><text:span text:style-name="T2">&lt;</text:span><text:span text:style-name="T3">h2</text:span> <text:span text:style-name="T4">style</text:span>=<text:span text:style-name="T6">"background-color:blue; color:white;"</text:span><text:span text:style-name="T2">&gt;</text:span>Exemplos de Cores<text:span text:style-name="T2">&lt;/</text:span><text:span text:style-name="T3">h2</text:span><text:span text:style-name="T2">&gt;</text:span></text:p>
      <text:p text:style-name="P15"/>
      <text:p text:style-name="P18"/>
      <text:p text:style-name="P17">&lt;!-- Representação por códigos Hexadecimais --&gt;</text:p>
      <text:p text:style-name="P17">&lt;!-- Decimal: 0 1 2 3 4 5 6 7 8 9 --&gt;</text:p>
      <text:p text:style-name="P17">&lt;!-- Hexadecimal: 0 1 2 3 4 5 6 7 8 9 A B C D E F --&gt;</text:p>
      <text:p text:style-name="P15"><text:span text:style-name="T2">&lt;</text:span><text:span text:style-name="T3">h2</text:span> <text:span text:style-name="T4">style</text:span>=<text:span text:style-name="T6">"background-color:#0000ff; color:#ffffff;"</text:span><text:span text:style-name="T2">&gt;</text:span>Exemplos de Cores<text:span text:style-name="T2">&lt;/</text:span><text:span text:style-name="T3">h2</text:span><text:span text:style-name="T2">&gt;</text:span></text:p>
      <text:p text:style-name="P19"/>
      <text:p text:style-name="P17">&lt;!-- Representação em RGB (Red, Green, Blue) --&gt;</text:p>
      <text:p text:style-name="P15"><text:span text:style-name="T2">&lt;</text:span><text:span text:style-name="T3">h2</text:span> <text:span text:style-name="T4">style</text:span>=<text:span text:style-name="T6">"background-color:rgb(0, 0, 255); color:rgb(255, 255, 255);"</text:span><text:span text:style-name="T2">&gt;</text:span>Exemplos de Cores<text:span text:style-name="T2">&lt;/</text:span><text:span text:style-name="T3">h2</text:span><text:span text:style-name="T2">&gt;</text:span></text:p>
      <text:p text:style-name="P20"/>
      <text:p text:style-name="P17">&lt;!-- Representação por HSL (Hue Saturation, Luminosity) --&gt;</text:p>
      <text:p text:style-name="P15"><text:span text:style-name="T2">&lt;</text:span><text:span text:style-name="T3">h2</text:span> <text:span text:style-name="T4">style</text:span>=<text:span text:style-name="T6">"background-color:hsl(240, 100%, 50%); color:hsl(0, 0%, 100%);"</text:span><text:span text:style-name="T2">&gt;</text:span>Exemplos de Cores<text:span text:style-name="T2">&lt;/</text:span><text:span text:style-name="T3">h2</text:span><text:span text:style-name="T2">&gt;</text:span></text:p>
      <text:p text:style-name="P20"/>
      <text:p text:style-name="P15"><text:span text:style-name="T2">&lt;</text:span><text:span text:style-name="T3">h2</text:span> <text:span text:style-name="T4">style</text:span>=<text:span text:style-name="T6">"background-color:#1b4e2160; color:#047000;"</text:span><text:span text:style-name="T2">&gt;</text:span>Exemplos de Cores<text:span text:style-name="T2">&lt;/</text:span><text:span text:style-name="T3">h2</text:span><text:span text:style-name="T2">&gt;</text:span></text:p>
      <text:p text:style-name="P19"/>
      <text:p text:style-name="P15"><text:span text:style-name="T2">&lt;/</text:span><text:span text:style-name="T3">body</text:span><text:span text:style-name="T2">&gt;</text:span></text:p>
      <text:p text:style-name="P4"/>
      <text:p text:style-name="P4"/>
      <text:list xml:id="list75346114818065" text:continue-numbering="true" text:style-name="L1">
        <text:list-item>
          <text:p text:style-name="P29">Capítulo 13 Aula 03 – Harmonia de cores</text:p>
        </text:list-item>
      </text:list>
      <text:p text:style-name="P13">Círculo Cromático – Harmonia de cores</text:p>
      <text:p text:style-name="P5">Analisando atentamente o círculo cromático, percebemos as três cores primárias: <text:span text:style-name="T9">amarelo</text:span>, <text:span text:style-name="T9">vermelho </text:span>e <text:span text:style-name="T9">azul</text:span>.</text:p>
      <text:p text:style-name="P5">Da junção das cores primárias, temos as três cores secundárias, que são o <text:span text:style-name="T9">laranja </text:span>(amarelo+vermelho), o <text:span text:style-name="T9">violeta/roxo</text:span> (azul+vermelho) e o <text:span text:style-name="T9">verde</text:span> (azul+amarelo).</text:p>
      <text:p text:style-name="P5">Da junção de uma cor primária com uma secundária, temos as seis cores terciárias:</text:p>
      <text:p text:style-name="P5"><text:soft-page-break/><text:span text:style-name="T9">Amarelo-esverdeado </text:span>(amarelo+verde)</text:p>
      <text:p text:style-name="P5"><text:span text:style-name="T9">Amarelo-alaranjado</text:span> (amarelo+laranja)</text:p>
      <text:p text:style-name="P5"><text:span text:style-name="T9">Vermelho-alaranjado </text:span>(vermelho+laranja)</text:p>
      <text:p text:style-name="P5"><text:span text:style-name="T9">Vermelho-arroxeado </text:span>(vermelho+roxo)</text:p>
      <text:p text:style-name="P5"><text:span text:style-name="T9">Azul-arroxeado </text:span>(azul+roxo)</text:p>
      <text:p text:style-name="P5"><text:span text:style-name="T9">Azul-esverdeado</text:span> (azul+verde)</text:p>
      <text:p text:style-name="P5"/>
      <text:p text:style-name="P5">Olhando o círculo cromático, também conseguimos classificar as cores por sua <text:span text:style-name="T9">temperatura</text:span>. As cores <text:span text:style-name="T9">quentes</text:span>, criam uma sensação de <text:span text:style-name="T9">calor</text:span> e <text:span text:style-name="T9">proximidade</text:span>. Já as cores <text:span text:style-name="T9">frias</text:span>, estão associadas a <text:span text:style-name="T9">sensações</text:span> mais <text:span text:style-name="T9">calmas</text:span>, de <text:span text:style-name="T9">frescor</text:span> e <text:span text:style-name="T9">tranquilidade</text:span>:</text:p>
      <text:p text:style-name="P6"><text:span text:style-name="T9">Cores frias</text:span>: Violeta, azul-roxeado, azul, azul-esverdeado, verde, amarelo-esverdeado.</text:p>
      <text:p text:style-name="P6"><text:span text:style-name="T9">Cores quentes</text:span>: Amarelo, amarelo-laranjado, laranja, vermelho-alaranjado, vermelho, vermelho-arroxeado.</text:p>
      <text:p text:style-name="P5"/>
      <text:p text:style-name="P6"><text:span text:style-name="T9">Cores complementares</text:span>: São aquelas que apresentam o maior contraste entre si. Elas estão localizadas do lado imediatamente oposto do círculo cromático.</text:p>
      <text:p text:style-name="P6"><text:span text:style-name="T9">Cores análogas</text:span>: Diferente das cores complementares, que estão do lado extremo oposto no círculo cromático, as cores análogas são aquelas que são imediatamente vizinhas entre si.</text:p>
      <text:p text:style-name="P6"/>
      <text:p text:style-name="P6"><text:span text:style-name="T9">Cores análogas mais uma complementar:</text:span> é uma combinação dos dois tipos anteriores.</text:p>
      <text:p text:style-name="P6"/>
      <text:p text:style-name="P6"><text:span text:style-name="T9">Cores análogas relacionadas:</text:span> escolhemos duas cores análogas (consecutivas) e depois pulamos uma terceira cor (em qualquer direção) e escolhemos a quarta.</text:p>
      <text:p text:style-name="P6"/>
      <text:p text:style-name="P6"><text:span text:style-name="T9">Cores intercaladas:</text:span> escolhemos a primeira cor e depois mais duas com intervalo constante entre elas.</text:p>
      <text:p text:style-name="P6"/>
      <text:p text:style-name="P6"><text:span text:style-name="T9">Cores tríadicas:</text:span> escolhemos três pontos equidistantes no círculo cromático. <text:span text:style-name="T10">Escolhe uma cor e pula três cores até fechar o triângulo equilátero.</text:span></text:p>
      <text:p text:style-name="P6"/>
      <text:p text:style-name="P7"><text:span text:style-name="T9">Cores em quadrado:</text:span> Bastante semelhante ao esquema triádico, mas permite selecionar quatro cores com um contraste razoável entre as cores escolhidas. Esse esquema gera sempre um quadrado perfeito com os pontos selecionados.</text:p>
      <text:p text:style-name="P7"/>
      <text:p text:style-name="P7"><text:span text:style-name="T9">Cores tetrádicas:</text:span> Com essa técnica, vamos escolher dois pares de cores complementares, que não serão necessariamente análogas ou consecutivas. Isso vai nos garantir dois pares de cores, com bastante contraste entre si.</text:p>
      <text:p text:style-name="P6"/>
      <text:p text:style-name="P7"><text:span text:style-name="T9">Monocromia:</text:span> Uma harmonia bem diferente das anteriores, que usa apenas uma cor e varia apenas a sua saturação e o seu brilho. Gera um resultado visual bem agradável aos olhos, conhecido como “<text:span text:style-name="T9">degradê</text:span>”.</text:p>
      <text:p text:style-name="P6"/>
      <text:list xml:id="list75346195453989" text:continue-numbering="true" text:style-name="L1">
        <text:list-item>
          <text:p text:style-name="P29"><text:soft-page-break/>Capítulo 13 Aula 04 – Paleta de cores</text:p>
        </text:list-item>
      </text:list>
      <text:p text:style-name="P31">Sites para formar paletas de cores:</text:p>
      <text:p text:style-name="P8"><text:span text:style-name="T11">Color Adobe:</text:span> <text:a xlink:type="simple" xlink:href="https://color.adobe.com/pt/create/color-wheel" text:style-name="Internet_20_link" text:visited-style-name="Visited_20_Internet_20_Link">https://color.adobe.com/pt/create/color-wheel</text:a></text:p>
      <text:p text:style-name="P8"><text:span text:style-name="T11">Paletton.com: </text:span><text:s/><text:a xlink:type="simple" xlink:href="https://paletton.com/#uid=1000u0kllllaFw0g0qFqFg0w0aF" text:style-name="Internet_20_link" text:visited-style-name="Visited_20_Internet_20_Link">https://paletton.com/#uid=1000u0kllllaFw0g0qFqFg0w0aF</text:a></text:p>
      <text:p text:style-name="P10">Coolors: <text:a xlink:type="simple" xlink:href="https://coolors.co/" text:style-name="Internet_20_link" text:visited-style-name="Visited_20_Internet_20_Link">https://coolors.co/</text:a></text:p>
      <text:p text:style-name="P9"/>
      <text:list xml:id="list75347459386412" text:continue-numbering="true" text:style-name="L1">
        <text:list-item>
          <text:p text:style-name="P29">Capítulo 13 Aula 05 – Como capturar cores da tela?</text:p>
        </text:list-item>
      </text:list>
      <text:p text:style-name="P11">Navegue até o Chrome Web Store <text:a xlink:type="simple" xlink:href="https://chrome.google.com/webstore/category/extensions?hl=pt-br" text:style-name="Internet_20_link" text:visited-style-name="Visited_20_Internet_20_Link">https://chrome.google.com/webstore/category/extensions?hl=pt-br</text:a> <text:s/>e depois pesquise por “<text:span text:style-name="T9">Colorzilla</text:span>”.</text:p>
      <text:p text:style-name="P11">Instale a extensão, abra o site que deseja pegar a cor, ative o contra gotas do Colorzilla para <text:span text:style-name="T12">capturar</text:span> a cor.</text:p>
      <text:p text:style-name="P11"/>
      <text:list xml:id="list75345868782650" text:continue-numbering="true" text:style-name="L1">
        <text:list-item>
          <text:p text:style-name="P29">Capítulo 13 Aula 06 – Como criar degradê com CSS ?</text:p>
        </text:list-item>
      </text:list>
      <text:p text:style-name="P21"><text:span text:style-name="T5">background-image</text:span><text:span text:style-name="T13">: </text:span><text:span text:style-name="T14">linear-gradient</text:span><text:span text:style-name="T13">(to </text:span><text:span text:style-name="T7">bottom</text:span><text:span text:style-name="T13">, </text:span><text:span text:style-name="T7">white</text:span><text:span text:style-name="T13">, </text:span><text:span text:style-name="T7">blue</text:span><text:span text:style-name="T13">)</text:span></text:p>
      <text:p text:style-name="P12">right → esquerda para direita</text:p>
      <text:p text:style-name="P12">left → direita para esquerda</text:p>
      <text:p text:style-name="P12">top → de baixo para cima</text:p>
      <text:p text:style-name="P12">bottom → de cima para baixo</text:p>
      <text:p text:style-name="P12"/>
      <text:list xml:id="list75347569334029" text:continue-numbering="true" text:style-name="L1">
        <text:list-item>
          <text:p text:style-name="P29">Capítulo 13 Aula 07 – Criando um exemplo real</text:p>
        </text:list-item>
      </text:list>
      <text:p text:style-name="P32">ex016 → cor 03</text:p>
      <text:p text:style-name="P32">ex016 → style.css </text:p>
      <text:p text:style-name="P32"/>
      <text:list xml:id="list75347086777177" text:continue-numbering="true" text:style-name="L1">
        <text:list-item>
          <text:p text:style-name="P29">Capítulo 14 Aula 01 – Primeiros passos em Tipografia</text:p>
        </text:list-item>
      </text:list>
      <text:p text:style-name="P34">Na idade média quem produzia os livros eram os monges copistas.</text:p>
      <text:p text:style-name="P34">Em 1450 Johannes Gutenberg inventou a prensa mecânica de tipos móveis. Por este invento Gutenberg é considerado o pai da imprensa.</text:p>
      <text:p text:style-name="P34">A TIPOGRAFIA surge para melhorar a qualidade das letras usadas na prensas mecânicas.</text:p>
      <text:p text:style-name="P34">TIPO → týpos → impressão, colocar algo no papel.</text:p>
      <text:p text:style-name="P34">GRAFIA → graphía → escrita.</text:p>
      <text:p text:style-name="P33">TIPOGRAFIA → é o estudo de como escrever coisas no papel. Estudo do tipos.</text:p>
      <text:p text:style-name="P33"/>
      <text:list xml:id="list75347486421423" text:continue-numbering="true" text:style-name="L1">
        <text:list-item>
          <text:p text:style-name="P35">Capítulo 14 Aula 02 – Anatomia do tipo</text:p>
          <text:p text:style-name="P38">Anatomia do tipo → como desenhar cada letra. A letra x é o ponto de partida para a construção de todas as outras letras. Todas a letras minúsculas são baseadas na altura-x.</text:p>
        </text:list-item>
      </text:list>
      <text:p text:style-name="P39"><text:span text:style-name="T9">Altura das maiúsculas</text:span> → altura das letras maiúsculas;</text:p>
      <text:p text:style-name="P39"><text:span text:style-name="T9">Altura x</text:span> → altura de todas as letras minúsculas;</text:p>
      <text:p text:style-name="P39"><text:span text:style-name="T9">Ascendente</text:span> → altura das letras minúsculas que passam da altura x;</text:p>
      <text:p text:style-name="P39"><text:span text:style-name="T9">Descendente</text:span> → altura <text:span text:style-name="T15">do que passa para baixo da altura x;</text:span></text:p>
      <text:p text:style-name="P40"><text:span text:style-name="T9">Corpo</text:span> → altura total, a soma de todas as alturas.</text:p>
      <text:p text:style-name="P40"><text:soft-page-break/><text:span text:style-name="T9">Glífos</text:span> → cada letra ou caractere.</text:p>
      <text:p text:style-name="P40"><text:span text:style-name="T9">Fontes</text:span> → conjuntos de glífos.</text:p>
      <text:p text:style-name="P40"><text:span text:style-name="T9">Família tipográfica</text:span> → conjutos de glífos para diferentes famílias de fontes(light, normal, seminegrito, negrito, extranegrito).</text:p>
      <text:p text:style-name="P40"><text:span text:style-name="T9">Categorias de Fontes:</text:span></text:p>
      <text:p text:style-name="P40"><text:span text:style-name="T9">serifadas</text:span> → fontes com serifa;</text:p>
      <text:p text:style-name="P40"><text:span text:style-name="T9">sans-serifa</text:span> → fontes sem serifa;</text:p>
      <text:p text:style-name="P41"><text:span text:style-name="T9">monoespaçada</text:span> → com ou sem serifa, mas todas as letras e glífos têm a mesma largura;</text:p>
      <text:p text:style-name="P41"><text:span text:style-name="T9">handwriting</text:span> → fonte de script, tenta simular a escrita a mão;</text:p>
      <text:p text:style-name="P41"><text:span text:style-name="T9">display</text:span> → também conhecidas como fontes comemorativas, são aquelas que não possuem nenhuma característica acima.</text:p>
      <text:p text:style-name="P40"/>
      <text:list xml:id="list75346659888392" text:continue-numbering="true" text:style-name="L1">
        <text:list-item>
          <text:p text:style-name="P36">Capítulo 14 Aula 03 – Famílias de fonte com CSS</text:p>
          <text:p text:style-name="P37"/>
        </text:list-item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8-11T07:53:45.463899808</dc:date>
    <meta:editing-duration>PT33M45S</meta:editing-duration>
    <meta:editing-cycles>5</meta:editing-cycles>
    <meta:generator>LibreOffice/6.1.5.2$Linux_X86_64 LibreOffice_project/10$Build-2</meta:generator>
    <meta:document-statistic meta:table-count="1" meta:image-count="0" meta:object-count="0" meta:page-count="5" meta:paragraph-count="137" meta:word-count="1102" meta:character-count="7530" meta:non-whitespace-character-count="6570"/>
  </office:meta>
</office:document-meta>
</file>